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/>
    </style:style>
    <style:style style:name="gr6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solid" draw:stroke-dash="Dashed_20__28_var_29_"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1.049cm" svg:x="4.175cm" svg:y="3.03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393cm" svg:height="0.962cm" svg:x="9.763cm" svg:y="1.635cm">
          <draw:text-box>
            <text:p>FRIEND Use Case Diagram</text:p>
          </draw:text-box>
        </draw:frame>
        <draw:custom-shape draw:style-name="gr3" draw:text-style-name="P1" draw:layer="layout" svg:width="1.016cm" svg:height="0.889cm" svg:x="1.635cm" svg:y="2.90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2.143cm" svg:y1="3.794cm" svg:x2="2.143cm" svg:y2="5.191cm">
          <text:p/>
        </draw:line>
        <draw:line draw:style-name="gr4" draw:text-style-name="P1" draw:layer="layout" svg:x1="1.508cm" svg:y1="4.302cm" svg:x2="2.905cm" svg:y2="4.302cm">
          <text:p/>
        </draw:line>
        <draw:line draw:style-name="gr4" draw:text-style-name="P1" draw:layer="layout" svg:x1="2.143cm" svg:y1="5.064cm" svg:x2="1.508cm" svg:y2="5.699cm">
          <text:p/>
        </draw:line>
        <draw:line draw:style-name="gr4" draw:text-style-name="P1" draw:layer="layout" svg:x1="2.143cm" svg:y1="5.064cm" svg:x2="2.651cm" svg:y2="5.572cm">
          <text:p/>
        </draw:line>
        <draw:custom-shape draw:style-name="gr3" draw:text-style-name="P1" draw:layer="layout" svg:width="1.016cm" svg:height="0.889cm" svg:x="1.635cm" svg:y="6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2.143cm" svg:y1="7.477cm" svg:x2="2.143cm" svg:y2="8.874cm">
          <text:p/>
        </draw:line>
        <draw:line draw:style-name="gr4" draw:text-style-name="P1" draw:layer="layout" svg:x1="1.508cm" svg:y1="7.985cm" svg:x2="2.905cm" svg:y2="7.985cm">
          <text:p/>
        </draw:line>
        <draw:line draw:style-name="gr4" draw:text-style-name="P1" draw:layer="layout" svg:x1="2.143cm" svg:y1="8.747cm" svg:x2="1.508cm" svg:y2="9.382cm">
          <text:p/>
        </draw:line>
        <draw:line draw:style-name="gr4" draw:text-style-name="P1" draw:layer="layout" svg:x1="2.143cm" svg:y1="8.747cm" svg:x2="2.651cm" svg:y2="9.255cm">
          <text:p/>
        </draw:line>
        <draw:custom-shape draw:style-name="gr3" draw:text-style-name="P1" draw:layer="layout" svg:width="1.016cm" svg:height="0.889cm" svg:x="1.635cm" svg:y="10.65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2.143cm" svg:y1="11.541cm" svg:x2="2.143cm" svg:y2="12.938cm">
          <text:p/>
        </draw:line>
        <draw:line draw:style-name="gr4" draw:text-style-name="P1" draw:layer="layout" svg:x1="1.508cm" svg:y1="12.049cm" svg:x2="2.905cm" svg:y2="12.049cm">
          <text:p/>
        </draw:line>
        <draw:line draw:style-name="gr4" draw:text-style-name="P1" draw:layer="layout" svg:x1="2.143cm" svg:y1="12.811cm" svg:x2="1.508cm" svg:y2="13.446cm">
          <text:p/>
        </draw:line>
        <draw:line draw:style-name="gr4" draw:text-style-name="P1" draw:layer="layout" svg:x1="2.143cm" svg:y1="12.811cm" svg:x2="2.651cm" svg:y2="13.319cm">
          <text:p/>
        </draw:line>
        <draw:custom-shape draw:style-name="gr3" draw:text-style-name="P1" draw:layer="layout" svg:width="1.016cm" svg:height="0.889cm" svg:x="24.368cm" svg:y="2.90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24.876cm" svg:y1="3.794cm" svg:x2="24.876cm" svg:y2="5.191cm">
          <text:p/>
        </draw:line>
        <draw:line draw:style-name="gr4" draw:text-style-name="P1" draw:layer="layout" svg:x1="24.241cm" svg:y1="4.302cm" svg:x2="25.638cm" svg:y2="4.302cm">
          <text:p/>
        </draw:line>
        <draw:line draw:style-name="gr4" draw:text-style-name="P1" draw:layer="layout" svg:x1="24.876cm" svg:y1="5.064cm" svg:x2="24.241cm" svg:y2="5.699cm">
          <text:p/>
        </draw:line>
        <draw:line draw:style-name="gr4" draw:text-style-name="P1" draw:layer="layout" svg:x1="24.876cm" svg:y1="5.064cm" svg:x2="25.384cm" svg:y2="5.572cm">
          <text:p/>
        </draw:line>
        <draw:custom-shape draw:style-name="gr3" draw:text-style-name="P1" draw:layer="layout" svg:width="1.016cm" svg:height="0.889cm" svg:x="24.368cm" svg:y="6.84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24.876cm" svg:y1="7.731cm" svg:x2="24.876cm" svg:y2="9.128cm">
          <text:p/>
        </draw:line>
        <draw:line draw:style-name="gr4" draw:text-style-name="P1" draw:layer="layout" svg:x1="24.241cm" svg:y1="8.239cm" svg:x2="25.638cm" svg:y2="8.239cm">
          <text:p/>
        </draw:line>
        <draw:line draw:style-name="gr4" draw:text-style-name="P1" draw:layer="layout" svg:x1="24.876cm" svg:y1="9.001cm" svg:x2="24.241cm" svg:y2="9.636cm">
          <text:p/>
        </draw:line>
        <draw:line draw:style-name="gr4" draw:text-style-name="P1" draw:layer="layout" svg:x1="24.876cm" svg:y1="9.001cm" svg:x2="25.384cm" svg:y2="9.509cm">
          <text:p/>
        </draw:line>
        <draw:frame draw:style-name="gr2" draw:text-style-name="P2" draw:layer="layout" svg:width="3.812cm" svg:height="0.692cm" svg:x="23.098cm" svg:y="5.699cm">
          <draw:text-box>
            <text:p text:style-name="P2"><text:span text:style-name="T1">Wireless Computer</text:span></text:p>
          </draw:text-box>
        </draw:frame>
        <draw:frame draw:style-name="gr2" draw:text-style-name="P2" draw:layer="layout" svg:width="2.551cm" svg:height="0.692cm" svg:x="23.606cm" svg:y="9.509cm">
          <draw:text-box>
            <text:p text:style-name="P2"><text:span text:style-name="T1">Workstation</text:span></text:p>
          </draw:text-box>
        </draw:frame>
        <draw:frame draw:style-name="gr2" draw:text-style-name="P2" draw:layer="layout" svg:width="2.36cm" svg:height="0.692cm" svg:x="1cm" svg:y="13.446cm">
          <draw:text-box>
            <text:p text:style-name="P2"><text:span text:style-name="T1">Dispatcher</text:span></text:p>
          </draw:text-box>
        </draw:frame>
        <draw:frame draw:style-name="gr2" draw:text-style-name="P2" draw:layer="layout" svg:width="2.699cm" svg:height="0.692cm" svg:x="0.746cm" svg:y="9.382cm">
          <draw:text-box>
            <text:p text:style-name="P2"><text:span text:style-name="T1">Field officers</text:span></text:p>
          </draw:text-box>
        </draw:frame>
        <draw:frame draw:style-name="gr2" draw:text-style-name="P2" draw:layer="layout" svg:width="2.339cm" svg:height="0.692cm" svg:x="1cm" svg:y="5.699cm">
          <draw:text-box>
            <text:p text:style-name="P2"><text:span text:style-name="T1">Authorities</text:span></text:p>
          </draw:text-box>
        </draw:frame>
        <draw:custom-shape draw:style-name="gr1" draw:text-style-name="P1" draw:layer="layout" svg:width="3.048cm" svg:height="5.207cm" svg:x="29.321cm" svg:y="13.3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5.842cm" svg:x="3.413cm" svg:y="14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54cm" svg:height="0.526cm" svg:x="5.653cm" svg:y="15.3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5.918cm" svg:y1="15.859cm" svg:x2="5.918cm" svg:y2="16.685cm">
          <text:p/>
        </draw:line>
        <draw:line draw:style-name="gr4" draw:text-style-name="P1" draw:layer="layout" svg:x1="5.572cm" svg:y1="16.16cm" svg:x2="6.334cm" svg:y2="16.16cm">
          <text:p/>
        </draw:line>
        <draw:line draw:style-name="gr4" draw:text-style-name="P1" draw:layer="layout" svg:x1="5.918cm" svg:y1="16.61cm" svg:x2="5.572cm" svg:y2="16.985cm">
          <text:p/>
        </draw:line>
        <draw:line draw:style-name="gr4" draw:text-style-name="P1" draw:layer="layout" svg:x1="5.918cm" svg:y1="16.61cm" svg:x2="6.195cm" svg:y2="16.91cm">
          <text:p/>
        </draw:line>
        <draw:frame draw:style-name="gr5" draw:text-style-name="P2" draw:layer="layout" svg:width="2.699cm" svg:height="0.692cm" svg:x="4.651cm" svg:y="14.659cm">
          <draw:text-box>
            <text:p text:style-name="P2"><text:span text:style-name="T1">Field officers</text:span></text:p>
          </draw:text-box>
        </draw:frame>
        <draw:custom-shape draw:style-name="gr3" draw:text-style-name="P1" draw:layer="layout" svg:width="0.554cm" svg:height="0.526cm" svg:x="4.403cm" svg:y="17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4.68cm" svg:y1="18.416cm" svg:x2="4.68cm" svg:y2="19.242cm">
          <text:p/>
        </draw:line>
        <draw:line draw:style-name="gr4" draw:text-style-name="P1" draw:layer="layout" svg:x1="4.334cm" svg:y1="18.717cm" svg:x2="5.096cm" svg:y2="18.717cm">
          <text:p/>
        </draw:line>
        <draw:line draw:style-name="gr4" draw:text-style-name="P1" draw:layer="layout" svg:x1="4.68cm" svg:y1="19.167cm" svg:x2="4.334cm" svg:y2="19.542cm">
          <text:p/>
        </draw:line>
        <draw:line draw:style-name="gr4" draw:text-style-name="P1" draw:layer="layout" svg:x1="4.68cm" svg:y1="19.167cm" svg:x2="4.957cm" svg:y2="19.467cm">
          <text:p/>
        </draw:line>
        <draw:frame draw:style-name="gr2" draw:text-style-name="P2" draw:layer="layout" svg:width="2.809cm" svg:height="0.692cm" svg:x="3.286cm" svg:y="19.485cm">
          <draw:text-box>
            <text:p text:style-name="P2"><text:span text:style-name="T1">Police Officer</text:span></text:p>
          </draw:text-box>
        </draw:frame>
        <draw:line draw:style-name="gr4" draw:text-style-name="P1" draw:layer="layout" svg:x1="5.918cm" svg:y1="16.611cm" svg:x2="5.572cm" svg:y2="16.986cm">
          <text:p/>
        </draw:line>
        <draw:custom-shape draw:style-name="gr3" draw:text-style-name="P1" draw:layer="layout" svg:width="0.554cm" svg:height="0.526cm" svg:x="6.911cm" svg:y="17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7.188cm" svg:y1="18.416cm" svg:x2="7.188cm" svg:y2="19.242cm">
          <text:p/>
        </draw:line>
        <draw:line draw:style-name="gr4" draw:text-style-name="P1" draw:layer="layout" svg:x1="6.842cm" svg:y1="18.717cm" svg:x2="7.604cm" svg:y2="18.717cm">
          <text:p/>
        </draw:line>
        <draw:line draw:style-name="gr4" draw:text-style-name="P1" draw:layer="layout" svg:x1="7.188cm" svg:y1="19.167cm" svg:x2="6.842cm" svg:y2="19.542cm">
          <text:p/>
        </draw:line>
        <draw:line draw:style-name="gr4" draw:text-style-name="P1" draw:layer="layout" svg:x1="7.188cm" svg:y1="19.167cm" svg:x2="7.465cm" svg:y2="19.467cm">
          <text:p/>
        </draw:line>
        <draw:frame draw:style-name="gr2" draw:text-style-name="P2" draw:layer="layout" svg:width="2.449cm" svg:height="0.692cm" svg:x="6.044cm" svg:y="19.485cm">
          <draw:text-box>
            <text:p text:style-name="P2"><text:span text:style-name="T1">Firefighters</text:span></text:p>
          </draw:text-box>
        </draw:frame>
        <draw:line draw:style-name="gr4" draw:text-style-name="P1" draw:layer="layout" svg:x1="7.188cm" svg:y1="19.168cm" svg:x2="6.842cm" svg:y2="19.543cm">
          <text:p/>
        </draw:line>
        <draw:line draw:style-name="gr4" draw:text-style-name="P1" draw:layer="layout" svg:x1="4.683cm" svg:y1="17.383cm" svg:x2="7.223cm" svg:y2="17.383cm">
          <text:p/>
        </draw:line>
        <draw:line draw:style-name="gr4" draw:text-style-name="P1" draw:layer="layout" svg:x1="4.683cm" svg:y1="17.383cm" svg:x2="4.683cm" svg:y2="17.764cm">
          <text:p/>
        </draw:line>
        <draw:line draw:style-name="gr4" draw:text-style-name="P1" draw:layer="layout" svg:x1="7.223cm" svg:y1="17.383cm" svg:x2="7.223cm" svg:y2="17.764cm">
          <text:p/>
        </draw:line>
        <draw:line draw:style-name="gr4" draw:text-style-name="P1" draw:layer="layout" svg:x1="5.953cm" svg:y1="17.383cm" svg:x2="5.953cm" svg:y2="16.875cm">
          <text:p/>
        </draw:line>
        <draw:line draw:style-name="gr4" draw:text-style-name="P1" draw:layer="layout" svg:x1="3.413cm" svg:y1="15.097cm" svg:x2="3.921cm" svg:y2="14.589cm">
          <text:p/>
        </draw:line>
        <draw:custom-shape draw:style-name="gr3" draw:text-style-name="P1" draw:layer="layout" svg:width="6.731cm" svg:height="2.032cm" svg:x="8.49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731cm" svg:height="2.032cm" svg:x="8.493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731cm" svg:height="2.032cm" svg:x="14.84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731cm" svg:height="2.032cm" svg:x="7.73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177cm" svg:height="0.806cm" svg:x="9.636cm" svg:y="4.004cm">
          <draw:text-box>
            <text:p text:style-name="P3"><text:span text:style-name="T2">Resource Status</text:span></text:p>
          </draw:text-box>
        </draw:frame>
        <draw:frame draw:style-name="gr2" draw:text-style-name="P3" draw:layer="layout" svg:width="4.337cm" svg:height="0.806cm" svg:x="9.49cm" svg:y="11.497cm">
          <draw:text-box>
            <text:p text:style-name="P3"><text:span text:style-name="T2">Reports/Handling</text:span></text:p>
          </draw:text-box>
        </draw:frame>
        <draw:frame draw:style-name="gr2" draw:layer="layout" svg:width="3.211cm" svg:height="0.962cm" svg:x="16.494cm" svg:y="7.531cm">
          <draw:text-box>
            <text:p>Database</text:p>
          </draw:text-box>
        </draw:frame>
        <draw:line draw:style-name="gr6" draw:text-style-name="P1" draw:layer="layout" svg:x1="14.97cm" svg:y1="11.16cm" svg:x2="16.621cm" svg:y2="9.128cm">
          <text:p/>
        </draw:line>
        <draw:line draw:style-name="gr6" draw:text-style-name="P1" draw:layer="layout" svg:x1="15.097cm" svg:y1="4.937cm" svg:x2="17.002cm" svg:y2="6.842cm">
          <text:p/>
        </draw:line>
        <draw:frame draw:style-name="gr7" draw:text-style-name="P4" draw:layer="layout" svg:width="2.339cm" svg:height="0.729cm" svg:x="15.933cm" svg:y="4.97cm">
          <draw:text-box>
            <text:p><text:span text:style-name="T3">&lt;include&gt;</text:span></text:p>
          </draw:text-box>
        </draw:frame>
        <draw:frame draw:style-name="gr7" draw:text-style-name="P4" draw:layer="layout" svg:width="2.339cm" svg:height="0.729cm" svg:x="15.806cm" svg:y="10.017cm">
          <draw:text-box>
            <text:p><text:span text:style-name="T3">&lt;include&gt;</text:span></text:p>
          </draw:text-box>
        </draw:frame>
        <draw:line draw:style-name="gr8" draw:text-style-name="P1" draw:layer="layout" svg:x1="2.778cm" svg:y1="12.684cm" svg:x2="8.366cm" svg:y2="12.0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2:19:29.058452153</meta:creation-date>
    <dc:date>2014-09-22T13:08:28.047967537</dc:date>
    <meta:editing-duration>PT45M58S</meta:editing-duration>
    <meta:editing-cycles>17</meta:editing-cycles>
    <meta:generator>LibreOffice/4.2.6.3$Linux_X86_64 LibreOffice_project/420m0$Build-3</meta:generator>
    <meta:document-statistic meta:object-count="71"/>
  </office:meta>
</office:document-meta>
</file>